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trix size: 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0.000443999" calcext:value-type="float">
            <text:p>0,000443999</text:p>
          </table:table-cell>
          <table:table-cell office:value-type="float" office:value="0.000468001" calcext:value-type="float">
            <text:p>0,000468001</text:p>
          </table:table-cell>
          <table:table-cell office:value-type="float" office:value="0.000460001" calcext:value-type="float">
            <text:p>0,00046000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611" calcext:value-type="float">
            <text:p>2,04611</text:p>
          </table:table-cell>
          <table:table-cell office:value-type="float" office:value="2.0255" calcext:value-type="float">
            <text:p>2,0255</text:p>
          </table:table-cell>
          <table:table-cell office:value-type="float" office:value="2.04833" calcext:value-type="float">
            <text:p>2,04833</text:p>
          </table:table-cell>
          <table:table-cell office:value-type="float" office:value="2.05394" calcext:value-type="float">
            <text:p>2,05394</text:p>
          </table:table-cell>
          <table:table-cell office:value-type="float" office:value="1.92888" calcext:value-type="float">
            <text:p>1,92888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85" calcext:value-type="float">
            <text:p>1,885</text:p>
          </table:table-cell>
          <table:table-cell office:value-type="float" office:value="1.96723" calcext:value-type="float">
            <text:p>1,96723</text:p>
          </table:table-cell>
          <table:table-cell office:value-type="float" office:value="2.17792" calcext:value-type="float">
            <text:p>2,17792</text:p>
          </table:table-cell>
          <table:table-cell office:value-type="float" office:value="1.8965" calcext:value-type="float">
            <text:p>1,8965</text:p>
          </table:table-cell>
          <table:table-cell office:value-type="float" office:value="2.03097" calcext:value-type="float">
            <text:p>2,03097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6798" calcext:value-type="float">
            <text:p>0,006798</text:p>
          </table:table-cell>
          <table:table-cell office:value-type="float" office:value="0.022303" calcext:value-type="float">
            <text:p>0,022303</text:p>
          </table:table-cell>
          <table:table-cell office:value-type="float" office:value="0.009303" calcext:value-type="float">
            <text:p>0,009303</text:p>
          </table:table-cell>
          <table:table-cell office:value-type="float" office:value="0.009511" calcext:value-type="float">
            <text:p>0,009511</text:p>
          </table:table-cell>
          <table:table-cell office:value-type="float" office:value="0.008836" calcext:value-type="float">
            <text:p>0,008836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3973" calcext:value-type="float">
            <text:p>2,13973</text:p>
          </table:table-cell>
          <table:table-cell office:value-type="float" office:value="48.5105" calcext:value-type="float">
            <text:p>48,5105</text:p>
          </table:table-cell>
          <table:table-cell office:value-type="float" office:value="2.25062" calcext:value-type="float">
            <text:p>2,25062</text:p>
          </table:table-cell>
          <table:table-cell office:value-type="float" office:value="2.03685" calcext:value-type="float">
            <text:p>2,03685</text:p>
          </table:table-cell>
          <table:table-cell office:value-type="float" office:value="2.0473" calcext:value-type="float">
            <text:p>2,0473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34531" calcext:value-type="float">
            <text:p>0,034531</text:p>
          </table:table-cell>
          <table:table-cell office:value-type="float" office:value="0.051061" calcext:value-type="float">
            <text:p>0,051061</text:p>
          </table:table-cell>
          <table:table-cell office:value-type="float" office:value="0.051157" calcext:value-type="float">
            <text:p>0,051157</text:p>
          </table:table-cell>
          <table:table-cell office:value-type="float" office:value="0.039707" calcext:value-type="float">
            <text:p>0,039707</text:p>
          </table:table-cell>
          <table:table-cell office:value-type="float" office:value="0.023281" calcext:value-type="float">
            <text:p>0,023281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9684" calcext:value-type="float">
            <text:p>1,89684</text:p>
          </table:table-cell>
          <table:table-cell office:value-type="float" office:value="2.19321" calcext:value-type="float">
            <text:p>2,19321</text:p>
          </table:table-cell>
          <table:table-cell office:value-type="float" office:value="1.97443" calcext:value-type="float">
            <text:p>1,97443</text:p>
          </table:table-cell>
          <table:table-cell office:value-type="float" office:value="2.12413" calcext:value-type="float">
            <text:p>2,12413</text:p>
          </table:table-cell>
          <table:table-cell office:value-type="float" office:value="2.17125" calcext:value-type="float">
            <text:p>2,17125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68762" calcext:value-type="float">
            <text:p>0,068762</text:p>
          </table:table-cell>
          <table:table-cell office:value-type="float" office:value="0.065557" calcext:value-type="float">
            <text:p>0,065557</text:p>
          </table:table-cell>
          <table:table-cell office:value-type="float" office:value="0.067913" calcext:value-type="float">
            <text:p>0,067913</text:p>
          </table:table-cell>
          <table:table-cell office:value-type="float" office:value="0.067651" calcext:value-type="float">
            <text:p>0,067651</text:p>
          </table:table-cell>
          <table:table-cell office:value-type="float" office:value="0.092199" calcext:value-type="float">
            <text:p>0,092199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0975" calcext:value-type="float">
            <text:p>2,00975</text:p>
          </table:table-cell>
          <table:table-cell office:value-type="float" office:value="1.89606" calcext:value-type="float">
            <text:p>1,89606</text:p>
          </table:table-cell>
          <table:table-cell office:value-type="float" office:value="2.18227" calcext:value-type="float">
            <text:p>2,18227</text:p>
          </table:table-cell>
          <table:table-cell office:value-type="float" office:value="2.02177" calcext:value-type="float">
            <text:p>2,02177</text:p>
          </table:table-cell>
          <table:table-cell office:value-type="float" office:value="1.99962" calcext:value-type="float">
            <text:p>1,99962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35892" calcext:value-type="float">
            <text:p>0,135892</text:p>
          </table:table-cell>
          <table:table-cell office:value-type="float" office:value="0.11366" calcext:value-type="float">
            <text:p>0,11366</text:p>
          </table:table-cell>
          <table:table-cell office:value-type="float" office:value="0.138911" calcext:value-type="float">
            <text:p>0,138911</text:p>
          </table:table-cell>
          <table:table-cell office:value-type="float" office:value="0.114317" calcext:value-type="float">
            <text:p>0,114317</text:p>
          </table:table-cell>
          <table:table-cell office:value-type="float" office:value="0.131954" calcext:value-type="float">
            <text:p>0,131954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223" calcext:value-type="float">
            <text:p>2,04223</text:p>
          </table:table-cell>
          <table:table-cell office:value-type="float" office:value="2.15236" calcext:value-type="float">
            <text:p>2,15236</text:p>
          </table:table-cell>
          <table:table-cell office:value-type="float" office:value="2.11877" calcext:value-type="float">
            <text:p>2,11877</text:p>
          </table:table-cell>
          <table:table-cell office:value-type="float" office:value="2.01748" calcext:value-type="float">
            <text:p>2,01748</text:p>
          </table:table-cell>
          <table:table-cell office:value-type="float" office:value="2.06009" calcext:value-type="float">
            <text:p>2,06009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94437" calcext:value-type="float">
            <text:p>0,194437</text:p>
          </table:table-cell>
          <table:table-cell office:value-type="float" office:value="0.215276" calcext:value-type="float">
            <text:p>0,215276</text:p>
          </table:table-cell>
          <table:table-cell office:value-type="float" office:value="0.193773" calcext:value-type="float">
            <text:p>0,193773</text:p>
          </table:table-cell>
          <table:table-cell office:value-type="float" office:value="0.194536" calcext:value-type="float">
            <text:p>0,194536</text:p>
          </table:table-cell>
          <table:table-cell office:value-type="float" office:value="0.212508" calcext:value-type="float">
            <text:p>0,212508</text:p>
          </table:table-cell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4156" calcext:value-type="float">
            <text:p>1,94156</text:p>
          </table:table-cell>
          <table:table-cell office:value-type="float" office:value="2.00067" calcext:value-type="float">
            <text:p>2,00067</text:p>
          </table:table-cell>
          <table:table-cell office:value-type="float" office:value="2.14001" calcext:value-type="float">
            <text:p>2,14001</text:p>
          </table:table-cell>
          <table:table-cell office:value-type="float" office:value="1.97156" calcext:value-type="float">
            <text:p>1,97156</text:p>
          </table:table-cell>
          <table:table-cell office:value-type="float" office:value="2.20281" calcext:value-type="float">
            <text:p>2,20281</text:p>
          </table:table-cell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trix size: 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L time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/00/00</text:date>, <text:time style:data-style-name="N2" text:time-value="13:05:54.666636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21:20:51.417003837</meta:creation-date>
    <dc:date>2020-03-07T14:18:17.251562632</dc:date>
    <meta:editing-duration>PT12M5S</meta:editing-duration>
    <meta:editing-cycles>2</meta:editing-cycles>
    <meta:generator>LibreOffice/6.3.4.2$Linux_X86_64 LibreOffice_project/30$Build-2</meta:generator>
    <meta:document-statistic meta:table-count="1" meta:cell-count="109" meta:object-count="0"/>
  </office:meta>
</office:document-meta>
</file>